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1,ag=do,act 做，动</text:p>
      <text:p text:style-name="Default_20_Text">2,agri=field 田地，农田(agri也做agro,agr)</text:p>
      <text:p text:style-name="Default_20_Text">3,ann=year年</text:p>
      <text:p text:style-name="Default_20_Text">4,audi=hear听</text:p>
      <text:p text:style-name="Default_20_Text">5,bell=war战争</text:p>
      <text:p text:style-name="Default_20_Text">6,brev=short短</text:p>
      <text:p text:style-name="Default_20_Text">7,ced,ceed,cess=go行走</text:p>
      <text:p text:style-name="Default_20_Text">8,cept=take拿取</text:p>
      <text:p text:style-name="Default_20_Text">9,cid,cis=cut,kill切，杀</text:p>
      <text:p text:style-name="Default_20_Text">10,circ=ring环，圈</text:p>
      <text:p text:style-name="Default_20_Text">11,claim,clam=cry,shout喊叫</text:p>
      <text:p text:style-name="Default_20_Text">12,clar=clear清楚，明白</text:p>
      <text:p text:style-name="Default_20_Text">13,clud=close,shut关闭</text:p>
      <text:p text:style-name="Default_20_Text">14,cogn=known知道</text:p>
      <text:p text:style-name="Default_20_Text">15,cord=heart心</text:p>
      <text:p text:style-name="Default_20_Text">16,corpor=body体</text:p>
      <text:p text:style-name="Default_20_Text">17,cred=believe,trust相信，信任</text:p>
      <text:p text:style-name="Default_20_Text">18,cruc=cross 十字</text:p>
      <text:p text:style-name="Default_20_Text">19,cur=care关心</text:p>
      <text:p text:style-name="Default_20_Text">20,cur,curs,cour,cours=run跑</text:p>
      <text:p text:style-name="Default_20_Text">21,dent=tooth牙齿</text:p>
      <text:p text:style-name="Default_20_Text">22,di=day 日</text:p>
      <text:p text:style-name="Default_20_Text">23,dict=say说</text:p>
      <text:p text:style-name="Default_20_Text">24,dit=give给</text:p>
      <text:p text:style-name="Default_20_Text">25,don=give给</text:p>
      <text:p text:style-name="Default_20_Text">26,du=tow二</text:p>
      <text:p text:style-name="Default_20_Text">27,duc,duct=lead引导</text:p>
      <text:p text:style-name="Default_20_Text">28,ed=eat吃</text:p>
      <text:p text:style-name="Default_20_Text">29,equ=equal等，均，平30,ev=age年龄，寿命，时代，时期</text:p>
      <text:p text:style-name="Default_20_Text">31,fact=do,make做，作</text:p>
      <text:p text:style-name="Default_20_Text">32,fer=bring,carry带拿</text:p>
      <text:p text:style-name="Default_20_Text">33,flor=flower花</text:p>
      <text:p text:style-name="Default_20_Text">34,flu=flow流</text:p>
      <text:p text:style-name="Default_20_Text">35,fus=pour灌，流，倾泄</text:p>
      <text:p text:style-name="Default_20_Text">36,grad=step,go,grade步，走，级</text:p>
      <text:p text:style-name="Default_20_Text">37,gram=write,draw写，画，文字，图形</text:p>
      <text:p text:style-name="Default_20_Text">38,graph=write,records写，画，记录器，图形</text:p>
      <text:p text:style-name="Default_20_Text">39,gress=go,walk 行走</text:p>
      <text:p text:style-name="Default_20_Text">40,habit=dwell居住</text:p>
      <text:p text:style-name="Default_20_Text">41,hibit=hold拿，持</text:p>
      <text:p text:style-name="Default_20_Text">42,hospit=guest客人</text:p>
      <text:p text:style-name="Default_20_Text">43,idio=peculiar,own,private,proper特殊的，个人的，专有的</text:p>
      <text:p text:style-name="Default_20_Text">44,insul=island岛</text:p>
      <text:p text:style-name="Default_20_Text">45,it=go行走</text:p>
      <text:p text:style-name="Default_20_Text">46,ject=throw投掷</text:p>
      <text:p text:style-name="Default_20_Text">47,juven=young年轻，年少</text:p>
      <text:p text:style-name="Default_20_Text">48,lectchoose,gather选，收</text:p>
      <text:p text:style-name="Default_20_Text">49,lev=raise举，升</text:p>
      <text:p text:style-name="Default_20_Text">50,liber=free自由</text:p>
      <text:p text:style-name="Default_20_Text">51,lingu=language语言</text:p>
      <text:p text:style-name="Default_20_Text">52,liter=letter文字，字母</text:p>
      <text:p text:style-name="Default_20_Text">53,loc=place地方</text:p>
      <text:p text:style-name="Default_20_Text">54,log=speak言，说</text:p>
      <text:p text:style-name="Default_20_Text">55,loqu=speak言，说</text:p>
      <text:p text:style-name="Default_20_Text">56,lun=moon月亮</text:p>
      <text:p text:style-name="Default_20_Text">57,man=dwell,stay居住，停留</text:p>
      <text:p text:style-name="Default_20_Text">58,manu=hand手</text:p>
      <text:p text:style-name="Default_20_Text">59,mar=sea海</text:p>
      <text:p text:style-name="Default_20_Text">60,medi=middle中间</text:p>
      <text:p text:style-name="Default_20_Text">61,memor=memory记忆</text:p>
      <text:p text:style-name="Default_20_Text">62,merg=dip,sink 沉，没</text:p>
      <text:p text:style-name="Default_20_Text">63,migr=remove,move迁移</text:p>
      <text:p text:style-name="Default_20_Text">64,milit=soldier兵</text:p>
      <text:p text:style-name="Default_20_Text">65,mini=**all,little小</text:p>
      <text:p text:style-name="Default_20_Text">66,mir=wonder惊奇</text:p>
      <text:p text:style-name="Default_20_Text">67,miss=send 投，送，发(miss也作mit)</text:p>
      <text:p text:style-name="Default_20_Text">68,mob=move动</text:p>
      <text:p text:style-name="Default_20_Text">69,mort=death死</text:p>
      <text:p text:style-name="Default_20_Text">70,mot=move移动，动</text:p>
      <text:p text:style-name="Default_20_Text">71,nomin=name名</text:p>
      <text:p text:style-name="Default_20_Text">72,nov=new新</text:p>
      <text:p text:style-name="Default_20_Text">73,numer=number 数</text:p>
      <text:p text:style-name="Default_20_Text">74,onym=name 名</text:p>
      <text:p text:style-name="Default_20_Text">75,oper=work工作</text:p>
      <text:p text:style-name="Default_20_Text">76,ori=rise升起</text:p>
      <text:p text:style-name="Default_20_Text">77,paci=peace和平，平静</text:p>
      <text:p text:style-name="Default_20_Text">78,pel=push,drive推，逐，驱</text:p>
      <text:p text:style-name="Default_20_Text">79,pend,pens=hang悬挂/weigh称量/pay支出，付钱，花费</text:p>
      <text:p text:style-name="Default_20_Text">80,pet=seek追求</text:p>
      <text:p text:style-name="Default_20_Text">81,phon=sound声音</text:p>
      <text:p text:style-name="Default_20_Text">82,pict=paint画，描绘</text:p>
      <text:p text:style-name="Default_20_Text">83,plen=full满，全</text:p>
      <text:p text:style-name="Default_20_Text">84,plic=fold折，重叠</text:p>
      <text:p text:style-name="Default_20_Text">85,pon=put放置</text:p>
      <text:p text:style-name="Default_20_Text">86,popul=people人民</text:p>
      <text:p text:style-name="Default_20_Text">87,port=carry拿，带，运</text:p>
      <text:p text:style-name="Default_20_Text">88,pos=put放置</text:p>
      <text:p text:style-name="Default_20_Text">89,preci=price价值</text:p>
      <text:p text:style-name="Default_20_Text">90,punct=point,prick点，刺</text:p>
      <text:p text:style-name="Default_20_Text">91,pur=pure清，纯，净</text:p>
      <text:p text:style-name="Default_20_Text">92,rect=right,straight正，直</text:p>
      <text:p text:style-name="Default_20_Text">93,rupt=break破</text:p>
      <text:p text:style-name="Default_20_Text">94,sal=salt盐</text:p>
      <text:p text:style-name="Default_20_Text">95,scend,scens=climb爬，攀</text:p>
      <text:p text:style-name="Default_20_Text">96,sci=know知</text:p>
      <text:p text:style-name="Default_20_Text">97,sec,sequ=follow跟随</text:p>
      <text:p text:style-name="Default_20_Text">98,sect=cut切割</text:p>
      <text:p text:style-name="Default_20_Text">99,sent,sens=feel感觉</text:p>
      <text:p text:style-name="Default_20_Text">100,sid=sit坐</text:p>
      <text:p text:style-name="Default_20_Text">101,sist=stand站立</text:p>
      <text:p text:style-name="Default_20_Text">102,son=sound声音</text:p>
      <text:p text:style-name="Default_20_Text">103,spect=look看</text:p>
      <text:p text:style-name="Default_20_Text">104,spir=breathe呼吸</text:p>
      <text:p text:style-name="Default_20_Text">105,tail=cut切割</text:p>
      <text:p text:style-name="Default_20_Text">106,tain,ten,tin=hold握，持，守</text:p>
      <text:p text:style-name="Default_20_Text">107,tect=cover掩盖</text:p>
      <text:p text:style-name="Default_20_Text">108,tele=far远</text:p>
      <text:p text:style-name="Default_20_Text">109,tempor=time时</text:p>
      <text:p text:style-name="Default_20_Text">110,tend(tens,tent)=stretch伸</text:p>
      <text:p text:style-name="Default_20_Text">111,terr=land,earth土地，陆地</text:p>
      <text:p text:style-name="Default_20_Text">112,text=weave纺织</text:p>
      <text:p text:style-name="Default_20_Text">113,tract=draw拉，抽，引</text:p>
      <text:p text:style-name="Default_20_Text">114,un=one一</text:p>
      <text:p text:style-name="Default_20_Text">115,urb=city城市</text:p>
      <text:p text:style-name="Default_20_Text">116,vac,vacu=empty空</text:p>
      <text:p text:style-name="Default_20_Text">117,vad,vas=walk,go行走</text:p>
      <text:p text:style-name="Default_20_Text">118,vari=change变化</text:p>
      <text:p text:style-name="Default_20_Text">119,ven=come来</text:p>
      <text:p text:style-name="Default_20_Text">120,vert,vers=turn转</text:p>
      <text:p text:style-name="Default_20_Text">121,vi,via=way道路</text:p>
      <text:p text:style-name="Default_20_Text">122,vis,vid=see看</text:p>
      <text:p text:style-name="Default_20_Text">123,vit=life生命</text:p>
      <text:p text:style-name="Default_20_Text">124,viv=live活第二部分，多认词根，多识单词。</text:p>
      <text:p text:style-name="Default_20_Text">125,aer(o)空气，空中，航空</text:p>
      <text:p text:style-name="Default_20_Text">126,alt高</text:p>
      <text:p text:style-name="Default_20_Text">127,am爱</text:p>
      <text:p text:style-name="Default_20_Text">128,ambul行走</text:p>
      <text:p text:style-name="Default_20_Text">129,anim生命，活，心神，意见</text:p>
      <text:p text:style-name="Default_20_Text">130,anthrop(o)人，人类</text:p>
      <text:p text:style-name="Default_20_Text">131,aqu水</text:p>
      <text:p text:style-name="Default_20_Text">132,arch统治者，首脑archy 统治</text:p>
      <text:p text:style-name="Default_20_Text">133,avi鸟</text:p>
      <text:p text:style-name="Default_20_Text">134,bat打</text:p>
      <text:p text:style-name="Default_20_Text">135,biblio书</text:p>
      <text:p text:style-name="Default_20_Text">136,birg战斗，打</text:p>
      <text:p text:style-name="Default_20_Text">137,cad,cas降落，降临</text:p>
      <text:p text:style-name="Default_20_Text">138,cert 确定，确信</text:p>
      <text:p text:style-name="Default_20_Text">139,chron时</text:p>
      <text:p text:style-name="Default_20_Text">140,cid降落，降临</text:p>
      <text:p text:style-name="Default_20_Text">141,clin倾</text:p>
      <text:p text:style-name="Default_20_Text">142,co**(o)世界，宇宙</text:p>
      <text:p text:style-name="Default_20_Text">143,cracy统治crat支持</text:p>
      <text:p text:style-name="Default_20_Text">144,cub躺，卧</text:p>
      <text:p text:style-name="Default_20_Text">145,cult耕，培养</text:p>
      <text:p text:style-name="Default_20_Text">146,cycl(o)圈，环，轮</text:p>
      <text:p text:style-name="Default_20_Text">147,dem(o)人民</text:p>
      <text:p text:style-name="Default_20_Text">148,dexter右</text:p>
      <text:p text:style-name="Default_20_Text">149,doc教</text:p>
      <text:p text:style-name="Default_20_Text">150,dom屋，家</text:p>
      <text:p text:style-name="Default_20_Text">151,dorm睡眠</text:p>
      <text:p text:style-name="Default_20_Text">152,drom跑</text:p>
      <text:p text:style-name="Default_20_Text">153,ego我</text:p>
      <text:p text:style-name="Default_20_Text">154,err漫游，走，行</text:p>
      <text:p text:style-name="Default_20_Text">155,fabl,fabul 言</text:p>
      <text:p text:style-name="Default_20_Text">156,feder联盟</text:p>
      <text:p text:style-name="Default_20_Text">157,ferv沸，热</text:p>
      <text:p text:style-name="Default_20_Text">158,fict,fig塑造，虚构</text:p>
      <text:p text:style-name="Default_20_Text">159,fid信任</text:p>
      <text:p text:style-name="Default_20_Text">160,fil线</text:p>
      <text:p text:style-name="Default_20_Text">161,flat 吹</text:p>
      <text:p text:style-name="Default_20_Text">162,flect,flex弯曲</text:p>
      <text:p text:style-name="Default_20_Text">163,flict打击</text:p>
      <text:p text:style-name="Default_20_Text">164,frag,fract破，折</text:p>
      <text:p text:style-name="Default_20_Text">165,frig冷</text:p>
      <text:p text:style-name="Default_20_Text">166,fug逃，散</text:p>
      <text:p text:style-name="Default_20_Text">167,fund,found底，基础</text:p>
      <text:p text:style-name="Default_20_Text">168,gam婚姻</text:p>
      <text:p text:style-name="Default_20_Text">169,gram谷物，谷粒</text:p>
      <text:p text:style-name="Default_20_Text">170,grav重</text:p>
      <text:p text:style-name="Default_20_Text">171,greg群，集合</text:p>
      <text:p text:style-name="Default_20_Text">172,gyn,gynce(o)妇女</text:p>
      <text:p text:style-name="Default_20_Text">173,hal呼吸</text:p>
      <text:p text:style-name="Default_20_Text">174,helic(o)螺旋</text:p>
      <text:p text:style-name="Default_20_Text">175,hes,her粘着</text:p>
      <text:p text:style-name="Default_20_Text">176,ign火</text:p>
      <text:p text:style-name="Default_20_Text">177,integr整，全</text:p>
      <text:p text:style-name="Default_20_Text">178,junct连接，连结</text:p>
      <text:p text:style-name="Default_20_Text">179,later边</text:p>
      <text:p text:style-name="Default_20_Text">180,leg读</text:p>
      <text:p text:style-name="Default_20_Text">181,leg,legis法</text:p>
      <text:p text:style-name="Default_20_Text">182,luc光</text:p>
      <text:p text:style-name="Default_20_Text">183,lumin光</text:p>
      <text:p text:style-name="Default_20_Text">184,magn(i)大</text:p>
      <text:p text:style-name="Default_20_Text">185,matr(i)，metro母</text:p>
      <text:p text:style-name="Default_20_Text">186,mega大</text:p>
      <text:p text:style-name="Default_20_Text">187,mens测量</text:p>
      <text:p text:style-name="Default_20_Text">188,ment心，神，智，思，意</text:p>
      <text:p text:style-name="Default_20_Text">189,min伸出，突出</text:p>
      <text:p text:style-name="Default_20_Text">190,misc混合，混杂</text:p>
      <text:p text:style-name="Default_20_Text">191,mis(o)恨，厌恶</text:p>
      <text:p text:style-name="Default_20_Text">192,mon告诫，提醒</text:p>
      <text:p text:style-name="Default_20_Text">193,mon单独，一个</text:p>
      <text:p text:style-name="Default_20_Text">194,mur墙</text:p>
      <text:p text:style-name="Default_20_Text">195,mut变换</text:p>
      <text:p text:style-name="Default_20_Text">196,nat诞生</text:p>
      <text:p text:style-name="Default_20_Text">197,nav船</text:p>
      <text:p text:style-name="Default_20_Text">198,nect,nex结，系</text:p>
      <text:p text:style-name="Default_20_Text">199,negr,nigr黑</text:p>
      <text:p text:style-name="Default_20_Text">200,nihil无</text:p>
      <text:p text:style-name="Default_20_Text">201,noc,nox伤害</text:p>
      <text:p text:style-name="Default_20_Text">202,noct(i)夜</text:p>
      <text:p text:style-name="Default_20_Text">203,norm规范，正规，正常</text:p>
      <text:p text:style-name="Default_20_Text">204,nutri营养</text:p>
      <text:p text:style-name="Default_20_Text">205,orn装饰</text:p>
      <text:p text:style-name="Default_20_Text">206,par生，产</text:p>
      <text:p text:style-name="Default_20_Text">207,parl说，谈</text:p>
      <text:p text:style-name="Default_20_Text">208,past喂，食</text:p>
      <text:p text:style-name="Default_20_Text">209,path(o)，pathy疾病，疗法</text:p>
      <text:p text:style-name="Default_20_Text">210,patr(i)父，祖</text:p>
      <text:p text:style-name="Default_20_Text">211,ped脚，足</text:p>
      <text:p text:style-name="Default_20_Text">212,ped儿童，小孩</text:p>
      <text:p text:style-name="Default_20_Text">213,petr(o)石</text:p>
      <text:p text:style-name="Default_20_Text">214,phag吃</text:p>
      <text:p text:style-name="Default_20_Text">215,phil(o)爱</text:p>
      <text:p text:style-name="Default_20_Text">216,phob(ia)怕</text:p>
      <text:p text:style-name="Default_20_Text">217,plex重叠，重</text:p>
      <text:p text:style-name="Default_20_Text">218,polis城市</text:p>
      <text:p text:style-name="Default_20_Text">219,prim第一，最初</text:p>
      <text:p text:style-name="Default_20_Text">220,radic根</text:p>
      <text:p text:style-name="Default_20_Text">221,ras,rad擦，刮</text:p>
      <text:p text:style-name="Default_20_Text">222,rid,ris笑</text:p>
      <text:p text:style-name="Default_20_Text">223,rod,ros咬，啮</text:p>
      <text:p text:style-name="Default_20_Text">224,rot轮，转</text:p>
      <text:p text:style-name="Default_20_Text">225,rud原始，粗野</text:p>
      <text:p text:style-name="Default_20_Text">226,rur,rus农村</text:p>
      <text:p text:style-name="Default_20_Text">227,sat,satis,satur足，满，饱</text:p>
      <text:p text:style-name="Default_20_Text">228,sen老</text:p>
      <text:p text:style-name="Default_20_Text">229,simil,simul相似，相同</text:p>
      <text:p text:style-name="Default_20_Text">230,sol单独</text:p>
      <text:p text:style-name="Default_20_Text">231,sol太阳</text:p>
      <text:p text:style-name="Default_20_Text">232,soph智慧</text:p>
      <text:p text:style-name="Default_20_Text">233,sper希望</text:p>
      <text:p text:style-name="Default_20_Text">234,spers,spars散，撒</text:p>
      <text:p text:style-name="Default_20_Text">235,splend发光，照耀</text:p>
      <text:p text:style-name="Default_20_Text">236,stell星</text:p>
      <text:p text:style-name="Default_20_Text">237,tact,tag触</text:p>
      <text:p text:style-name="Default_20_Text">238,the(o)神</text:p>
      <text:p text:style-name="Default_20_Text">239,ton音</text:p>
      <text:p text:style-name="Default_20_Text">240,tort扭</text:p>
      <text:p text:style-name="Default_20_Text">241,tour迂回，转</text:p>
      <text:p text:style-name="Default_20_Text">242,trud,trus推，冲</text:p>
      <text:p text:style-name="Default_20_Text">243,tut,tuit监护，看管</text:p>
      <text:p text:style-name="Default_20_Text">244,umbr阴影</text:p>
      <text:p text:style-name="Default_20_Text">245,ut,us用</text:p>
      <text:p text:style-name="Default_20_Text">246,vas走，漫游</text:p>
      <text:p text:style-name="Default_20_Text">247,val强</text:p>
      <text:p text:style-name="Default_20_Text">248,van空，无</text:p>
      <text:p text:style-name="Default_20_Text">249,ver(i)真实</text:p>
      <text:p text:style-name="Default_20_Text">250,voc,vok声音，叫喊</text:p>
      <text:p text:style-name="Default_20_Text">251,vol,volunt意志，意愿</text:p>
      <text:p text:style-name="Default_20_Text">252，volu,volv滚，转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width="0.0236in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4-26T14:22:19.44</meta:creation-date>
    <meta:generator>IBM_Lotus_Symphony/3.0$Win32 OpenOffice.org_project/310m11$Build-9399</meta:generator>
    <meta:document-statistic meta:table-count="0" meta:image-count="0" meta:object-count="0" meta:page-count="6" meta:paragraph-count="251" meta:word-count="524" meta:character-count="3711"/>
    <dc:date>2012-09-19T12:16:41.55</dc:date>
    <meta:editing-duration>PT00H00M02S</meta:editing-duration>
    <meta:editing-cycles>1</meta:editing-cycles>
    <meta:user-defined meta:name="Info 1"/>
    <meta:user-defined meta:name="Info 2"/>
    <meta:user-defined meta:name="Info 3"/>
    <meta:user-defined meta:name="Info 4"/>
  </office:meta>
</office:document-meta>
</file>